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011cm"/>
    </style:style>
    <style:style style:name="co8" style:family="table-column">
      <style:table-column-properties fo:break-before="auto" style:column-width="4.073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visibility="collapse" table:default-cell-style-name="ce13"/>
        <table:table-column table:style-name="co5" table:visibility="collapse" table:default-cell-style-name="ce13"/>
        <table:table-column table:style-name="co5" table:default-cell-style-name="ce13"/>
        <table:table-column table:style-name="co5" table:default-cell-style-name="ce7"/>
        <table:table-column table:style-name="co10" table:default-cell-style-name="ce13"/>
        <table:table-column table:style-name="co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8" office:value-type="string">
            <text:p>S4</text:p>
          </table:table-cell>
          <table:table-cell table:style-name="ce5" office:value-type="string">
            <text:p>S5</text:p>
          </table:table-cell>
          <table:table-cell table:style-name="ce9" office:value-type="string">
            <text:p>S6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5" office:value-type="string">
            <text:p>S5</text:p>
          </table:table-cell>
          <table:table-cell table:style-name="ce9" office:value-type="string">
            <text:p>S6</text:p>
          </table:table-cell>
          <table:table-cell table:style-name="ce13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+([.F2]&gt;=10)+([.G2]&gt;=50)" office:value-type="float" office:value="3">
            <text:p>3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0">
            <text:p>100</text:p>
          </table:table-cell>
          <table:table-cell table:style-name="ce10"/>
          <table:table-cell/>
          <table:table-cell table:style-name="ce2" office:value-type="string">
            <text:p>Karlzén, Henrik </text:p>
          </table:table-cell>
          <table:table-cell table:style-name="ce4" table:formula="oooc:=0+([.L2]&gt;=50)+([.M2]&gt;=7)+([.N2]&gt;12)+([.O2]&gt;=10)+([.P2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+([.G3]&gt;=10)+([.H3]&gt;=50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L3]&gt;=50)+([.M3]&gt;=7)+([.N3]&gt;12)+([.O3]&gt;=10)+([.P3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+([.G4]&gt;=10)+([.H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L4]&gt;=50)+([.M4]&gt;=7)+([.N4]&gt;12)+([.O4]&gt;=10)+([.P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+([.G5]&gt;=10)+([.H5]&gt;=50)" office:value-type="float" office:value="3">
            <text:p>3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/>
          <table:table-cell table:style-name="ce6" office:value-type="float" office:value="60">
            <text:p>60</text:p>
          </table:table-cell>
          <table:table-cell table:style-name="ce10"/>
          <table:table-cell/>
          <table:table-cell table:style-name="ce2" office:value-type="string">
            <text:p>Landergren, Torsten </text:p>
          </table:table-cell>
          <table:table-cell table:style-name="ce4" table:formula="oooc:=0+([.L5]&gt;=50)+([.M5]&gt;=7)+([.N5]&gt;12)+([.O5]&gt;=10)+([.P5]&gt;=50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+([.G6]&gt;=10)+([.H6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L6]&gt;=50)+([.M6]&gt;=7)+([.N6]&gt;12)+([.O6]&gt;=10)+([.P6]&gt;=50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+([.G7]&gt;=10)+([.H7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L7]&gt;=50)+([.M7]&gt;=7)+([.N7]&gt;12)+([.O7]&gt;=10)+([.P7]&gt;=5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+([.G8]&gt;=10)+([.H8]&gt;=50)" office:value-type="float" office:value="2">
            <text:p>2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2">
            <text:p>42</text:p>
          </table:table-cell>
          <table:table-cell table:style-name="ce10"/>
          <table:table-cell/>
          <table:table-cell table:style-name="ce2" office:value-type="string">
            <text:p>Lehmann, Patrick </text:p>
          </table:table-cell>
          <table:table-cell table:style-name="ce4" table:formula="oooc:=0+([.L8]&gt;=50)+([.M8]&gt;=7)+([.N8]&gt;12)+([.O8]&gt;=10)+([.P8]&gt;=50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+([.G9]&gt;=10)+([.H9]&gt;=50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L9]&gt;=50)+([.M9]&gt;=7)+([.N9]&gt;12)+([.O9]&gt;=10)+([.P9]&gt;=50)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+([.G10]&gt;=10)+([.H10]&gt;=50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number-columns-repeated="3"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L10]&gt;=50)+([.M10]&gt;=7)+([.N10]&gt;12)+([.O10]&gt;=10)+([.P10]&gt;=50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/>
          <table:table-cell table:style-name="ce6" office:value-type="float" office:value="35">
            <text:p>35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+([.G11]&gt;=10)+([.H11]&gt;=50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L11]&gt;=50)+([.M11]&gt;=7)+([.N11]&gt;12)+([.O11]&gt;=10)+([.P11]&gt;=50)" office:value-type="float" office:value="4">
            <text:p>4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6.5">
            <text:p>17</text:p>
          </table:table-cell>
          <table:table-cell table:style-name="ce6" office:value-type="float" office:value="50">
            <text:p>50</text:p>
          </table:table-cell>
          <table:table-cell table:style-name="ce14"/>
          <table:table-cell table:style-name="ce13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+([.G12]&gt;=10)+([.H12]&gt;=5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10"/>
          <table:table-cell/>
          <table:table-cell table:style-name="ce2" office:value-type="string">
            <text:p>Mahmoudifar, Marjan </text:p>
          </table:table-cell>
          <table:table-cell table:style-name="ce4" table:formula="oooc:=0+([.L12]&gt;=50)+([.M12]&gt;=7)+([.N12]&gt;12)+([.O12]&gt;=10)+([.P12]&gt;=5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+([.G13]&gt;=10)+([.H13]&gt;=50)" office:value-type="float" office:value="3">
            <text:p>3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6" office:value-type="float" office:value="50">
            <text:p>50</text:p>
          </table:table-cell>
          <table:table-cell table:style-name="ce10"/>
          <table:table-cell/>
          <table:table-cell table:style-name="ce2" office:value-type="string">
            <text:p>Malik, Muhammad Ayaz </text:p>
          </table:table-cell>
          <table:table-cell table:style-name="ce4" table:formula="oooc:=0+([.L13]&gt;=50)+([.M13]&gt;=7)+([.N13]&gt;12)+([.O13]&gt;=10)+([.P13]&gt;=5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+([.G14]&gt;=10)+([.H14]&gt;=5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.5">
            <text:p>13</text:p>
          </table:table-cell>
          <table:table-cell table:style-name="ce6" office:value-type="float" office:value="75">
            <text:p>75</text:p>
          </table:table-cell>
          <table:table-cell table:style-name="ce10"/>
          <table:table-cell/>
          <table:table-cell table:style-name="ce2" office:value-type="string">
            <text:p>Marculescu, Bogdan </text:p>
          </table:table-cell>
          <table:table-cell table:style-name="ce4" table:formula="oooc:=0+([.L14]&gt;=50)+([.M14]&gt;=7)+([.N14]&gt;12)+([.O14]&gt;=10)+([.P14]&gt;=5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,5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.5">
            <text:p>16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+([.G15]&gt;=10)+([.H15]&gt;=50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L15]&gt;=50)+([.M15]&gt;=7)+([.N15]&gt;12)+([.O15]&gt;=10)+([.P15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+([.G16]&gt;=10)+([.H16]&gt;=50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L16]&gt;=50)+([.M16]&gt;=7)+([.N16]&gt;12)+([.O16]&gt;=10)+([.P16]&gt;=50)" office:value-type="float" office:value="4">
            <text:p>4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8">
            <text:p>2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7]&gt;=50)+([.D17]&gt;=7)+([.E17]&gt;12)+([.G17]&gt;=10)+([.H17]&gt;=50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5">
            <text:p>5</text:p>
          </table:table-cell>
          <table:table-cell table:style-name="ce10"/>
          <table:table-cell/>
          <table:table-cell table:style-name="ce2" office:value-type="string">
            <text:p>Moberg, Anders </text:p>
          </table:table-cell>
          <table:table-cell table:style-name="ce4" table:formula="oooc:=0+([.L17]&gt;=50)+([.M17]&gt;=7)+([.N17]&gt;12)+([.O17]&gt;=10)+([.P17]&gt;=50)" office:value-type="float" office:value="5">
            <text:p>5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0">
            <text:p>9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+([.G18]&gt;=10)+([.H18]&gt;=50)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10.5">
            <text:p>11</text:p>
          </table:table-cell>
          <table:table-cell table:style-name="ce6" office:value-type="float" office:value="60">
            <text:p>60</text:p>
          </table:table-cell>
          <table:table-cell table:style-name="ce10"/>
          <table:table-cell/>
          <table:table-cell table:style-name="ce2" office:value-type="string">
            <text:p>Mona Diana, Amza </text:p>
          </table:table-cell>
          <table:table-cell table:style-name="ce4" table:formula="oooc:=0+([.L18]&gt;=50)+([.M18]&gt;=7)+([.N18]&gt;12)+([.O18]&gt;=10)+([.P18]&gt;=50)" office:value-type="float" office:value="4">
            <text:p>4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,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+([.G19]&gt;=10)+([.H19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L19]&gt;=50)+([.M19]&gt;=7)+([.N19]&gt;12)+([.O19]&gt;=10)+([.P19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+([.G20]&gt;=10)+([.H20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L20]&gt;=50)+([.M20]&gt;=7)+([.N20]&gt;12)+([.O20]&gt;=10)+([.P20]&gt;=50)" office:value-type="float" office:value="3">
            <text:p>3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6" office:value-type="float" office:value="12.5">
            <text:p>13</text:p>
          </table:table-cell>
          <table:table-cell table:style-name="ce6" office:value-type="float" office:value="50">
            <text:p>5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nish Ali, Khan</text:p>
          </table:table-cell>
          <table:table-cell table:style-name="ce4" table:formula="oooc:=0+([.C21]&gt;=50)+([.D21]&gt;=7)+([.E21]&gt;12)+([.G21]&gt;=10)+([.H21]&gt;=50)" office:value-type="float" office:value="0">
            <text:p>0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/>
          <table:table-cell/>
          <table:table-cell table:style-name="ce2" office:value-type="string">
            <text:p>Persson, Gustav </text:p>
          </table:table-cell>
          <table:table-cell table:style-name="ce4" table:formula="oooc:=0+([.L21]&gt;=50)+([.M21]&gt;=7)+([.N21]&gt;12)+([.O21]&gt;=10)+([.P21]&gt;=50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+([.G22]&gt;=10)+([.H22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L22]&gt;=50)+([.M22]&gt;=7)+([.N22]&gt;12)+([.O22]&gt;=10)+([.P22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+([.G23]&gt;=10)+([.H23]&gt;=50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number-columns-repeated="3"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L23]&gt;=50)+([.M23]&gt;=7)+([.N23]&gt;12)+([.O23]&gt;=10)+([.P23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+([.G24]&gt;=10)+([.H2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L24]&gt;=50)+([.M24]&gt;=7)+([.N24]&gt;12)+([.O24]&gt;=10)+([.P24]&gt;=50)" office:value-type="float" office:value="0">
            <text:p>0</text:p>
          </table:table-cell>
          <table:table-cell table:style-name="ce6"/>
          <table:table-cell table:style-name="ce4" office:value-type="float" office:value="4.5">
            <text:p>4,5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+([.G25]&gt;=10)+([.H25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L25]&gt;=50)+([.M25]&gt;=7)+([.N25]&gt;12)+([.O25]&gt;=10)+([.P25]&gt;=50)" office:value-type="float" office:value="4">
            <text:p>4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 office:value-type="float" office:value="17.5">
            <text:p>18</text:p>
          </table:table-cell>
          <table:table-cell table:style-name="ce6" office:value-type="float" office:value="65">
            <text:p>65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+([.G26]&gt;=10)+([.H26]&gt;=50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L26]&gt;=50)+([.M26]&gt;=7)+([.N26]&gt;12)+([.O26]&gt;=10)+([.P26]&gt;=50)" office:value-type="float" office:value="4">
            <text:p>4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6"/>
          <table:table-cell table:style-name="ce6" office:value-type="float" office:value="60">
            <text:p>6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+([.G27]&gt;=10)+([.H27]&gt;=50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L27]&gt;=50)+([.M27]&gt;=7)+([.N27]&gt;12)+([.O27]&gt;=10)+([.P27]&gt;=50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+([.G28]&gt;=10)+([.H28]&gt;=50)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0">
            <text:p>30</text:p>
          </table:table-cell>
          <table:table-cell table:style-name="ce10"/>
          <table:table-cell/>
          <table:table-cell table:style-name="ce2" office:value-type="string">
            <text:p>Siriwardanagea, Nihal </text:p>
          </table:table-cell>
          <table:table-cell table:style-name="ce4" table:formula="oooc:=0+([.L28]&gt;=50)+([.M28]&gt;=7)+([.N28]&gt;12)+([.O28]&gt;=10)+([.P28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+([.G29]&gt;=10)+([.H29]&gt;=50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number-columns-repeated="3"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L29]&gt;=50)+([.M29]&gt;=7)+([.N29]&gt;12)+([.O29]&gt;=10)+([.P29]&gt;=50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7.5">
            <text:p>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+([.G30]&gt;=10)+([.H30]&gt;=50)" office:value-type="float" office:value="3">
            <text:p>3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/>
          <table:table-cell/>
          <table:table-cell table:style-name="ce2" office:value-type="string">
            <text:p>Sribuaphuan, Naruemol </text:p>
          </table:table-cell>
          <table:table-cell table:style-name="ce4" table:formula="oooc:=0+([.L30]&gt;=50)+([.M30]&gt;=7)+([.N30]&gt;12)+([.O30]&gt;=10)+([.P30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31]&gt;=50)+([.D31]&gt;=7)+([.E31]&gt;12)+([.G31]&gt;=10)+([.H31]&gt;=50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L31]&gt;=50)+([.M31]&gt;=7)+([.N31]&gt;12)+([.O31]&gt;=10)+([.P31]&gt;=50)" office:value-type="float" office:value="4">
            <text:p>4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0.5">
            <text:p>11</text:p>
          </table:table-cell>
          <table:table-cell table:style-name="ce6" office:value-type="float" office:value="55">
            <text:p>55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+([.G32]&gt;=10)+([.H32]&gt;=50)" office:value-type="float" office:value="4">
            <text:p>4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 office:value-type="float" office:value="18">
            <text:p>18</text:p>
          </table:table-cell>
          <table:table-cell table:style-name="ce6" office:value-type="float" office:value="60">
            <text:p>60</text:p>
          </table:table-cell>
          <table:table-cell table:style-name="ce10"/>
          <table:table-cell/>
          <table:table-cell table:style-name="ce2" office:value-type="string">
            <text:p>Svensson, Andreas </text:p>
          </table:table-cell>
          <table:table-cell table:style-name="ce4" table:formula="oooc:=0+([.L32]&gt;=50)+([.M32]&gt;=7)+([.N32]&gt;12)+([.O32]&gt;=10)+([.P32]&gt;=50)" office:value-type="float" office:value="4">
            <text:p>4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5">
            <text:p>55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+([.G33]&gt;=10)+([.H33]&gt;=50)" office:value-type="float" office:value="3">
            <text:p>3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60">
            <text:p>60</text:p>
          </table:table-cell>
          <table:table-cell table:style-name="ce10"/>
          <table:table-cell/>
          <table:table-cell table:style-name="ce2" office:value-type="string">
            <text:p>Svensson, Mattias </text:p>
          </table:table-cell>
          <table:table-cell table:style-name="ce4" table:formula="oooc:=0+([.L33]&gt;=50)+([.M33]&gt;=7)+([.N33]&gt;12)+([.O33]&gt;=10)+([.P33]&gt;=50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4]&gt;=50)+([.D34]&gt;=7)+([.E34]&gt;12)+([.G34]&gt;=10)+([.H34]&gt;=50)" office:value-type="float" office:value="2">
            <text:p>2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/>
          <table:table-cell table:style-name="ce2" office:value-type="string">
            <text:p>Svensson, Sven </text:p>
          </table:table-cell>
          <table:table-cell table:style-name="ce4" table:formula="oooc:=0+([.L34]&gt;=50)+([.M34]&gt;=7)+([.N34]&gt;12)+([.O34]&gt;=10)+([.P3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+([.G35]&gt;=10)+([.H35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L35]&gt;=50)+([.M35]&gt;=7)+([.N35]&gt;12)+([.O35]&gt;=10)+([.P35]&gt;=50)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6" office:value-type="float" office:value="35">
            <text:p>35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+([.G36]&gt;=10)+([.H36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L36]&gt;=50)+([.M36]&gt;=7)+([.N36]&gt;12)+([.O36]&gt;=10)+([.P36]&gt;=50)" office:value-type="float" office:value="4">
            <text:p>4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60">
            <text:p>6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+([.G37]&gt;=10)+([.H37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L37]&gt;=50)+([.M37]&gt;=7)+([.N37]&gt;12)+([.O37]&gt;=10)+([.P37]&gt;=50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+([.G38]&gt;=10)+([.H38]&gt;=50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,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10"/>
          <table:table-cell/>
          <table:table-cell table:style-name="ce2" office:value-type="string">
            <text:p>Thuresson, Andreas </text:p>
          </table:table-cell>
          <table:table-cell table:style-name="ce4" table:formula="oooc:=0+([.L38]&gt;=50)+([.M38]&gt;=7)+([.N38]&gt;12)+([.O38]&gt;=10)+([.P38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+([.G39]&gt;=10)+([.H39]&gt;=50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7.5">
            <text:p>18</text:p>
          </table:table-cell>
          <table:table-cell table:style-name="ce6"/>
          <table:table-cell table:style-name="ce10"/>
          <table:table-cell/>
          <table:table-cell table:style-name="ce2" office:value-type="string">
            <text:p>Trninic, Predrag </text:p>
          </table:table-cell>
          <table:table-cell table:style-name="ce4" table:formula="oooc:=0+([.L39]&gt;=50)+([.M39]&gt;=7)+([.N39]&gt;12)+([.O39]&gt;=10)+([.P39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+([.G40]&gt;=10)+([.H40]&gt;=50)" office:value-type="float" office:value="2">
            <text:p>2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10"/>
          <table:table-cell/>
          <table:table-cell table:style-name="ce2" office:value-type="string">
            <text:p>Tuglu, Hatice Ezgi </text:p>
          </table:table-cell>
          <table:table-cell table:style-name="ce4" table:formula="oooc:=0+([.L40]&gt;=50)+([.M40]&gt;=7)+([.N40]&gt;12)+([.O40]&gt;=10)+([.P40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+([.G41]&gt;=10)+([.H41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L41]&gt;=50)+([.M41]&gt;=7)+([.N41]&gt;12)+([.O41]&gt;=10)+([.P41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+([.G42]&gt;=10)+([.H42]&gt;=50)" office:value-type="float" office:value="4">
            <text:p>4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,5</text:p>
          </table:table-cell>
          <table:table-cell table:style-name="ce6" office:value-type="float" office:value="23.5">
            <text:p>2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90">
            <text:p>90</text:p>
          </table:table-cell>
          <table:table-cell table:style-name="ce10"/>
          <table:table-cell/>
          <table:table-cell table:style-name="ce2" office:value-type="string">
            <text:p>Voronov, Alexey </text:p>
          </table:table-cell>
          <table:table-cell table:style-name="ce4" table:formula="oooc:=0+([.L42]&gt;=50)+([.M42]&gt;=7)+([.N42]&gt;12)+([.O42]&gt;=10)+([.P42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+([.G43]&gt;=10)+([.H43]&gt;=50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L43]&gt;=50)+([.M43]&gt;=7)+([.N43]&gt;12)+([.O43]&gt;=10)+([.P43]&gt;=50)" office:value-type="float" office:value="1">
            <text:p>1</text:p>
          </table:table-cell>
          <table:table-cell table:style-name="ce6"/>
          <table:table-cell table:style-name="ce4"/>
          <table:table-cell table:style-name="ce6"/>
          <table:table-cell table:style-name="ce6" office:value-type="float" office:value="10">
            <text:p>10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4]&gt;=50)+([.D44]&gt;=7)+([.E44]&gt;12)+([.G44]&gt;=10)+([.H4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L44]&gt;=50)+([.M44]&gt;=7)+([.N44]&gt;12)+([.O44]&gt;=10)+([.P44]&gt;=50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+([.G45]&gt;=10)+([.H45]&gt;=50)" office:value-type="float" office:value="2">
            <text:p>2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4">
            <text:p>14</text:p>
          </table:table-cell>
          <table:table-cell table:style-name="ce6"/>
          <table:table-cell table:style-name="ce10"/>
          <table:table-cell/>
          <table:table-cell table:style-name="ce2" office:value-type="string">
            <text:p>Özdemir, Celal Barış</text:p>
          </table:table-cell>
          <table:table-cell table:style-name="ce4" table:formula="oooc:=0+([.L45]&gt;=50)+([.M45]&gt;=7)+([.N45]&gt;12)+([.O45]&gt;=10)+([.P45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+([.G46]&gt;=10)+([.H46]&gt;=50)" office:value-type="float" office:value="3">
            <text:p>3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5.5">
            <text:p>16</text:p>
          </table:table-cell>
          <table:table-cell table:style-name="ce6" office:value-type="float" office:value="60">
            <text:p>60</text:p>
          </table:table-cell>
          <table:table-cell table:style-name="ce10"/>
          <table:table-cell table:number-columns-repeated="10"/>
        </table:table-row>
        <table:table-row table:style-name="ro1" table:number-rows-repeated="6548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5">2008-12-05</text:date>, <text:time>10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2-05T10:20:55</dc:date>
    <meta:printed-by>Gustav Munkby</meta:printed-by>
    <meta:print-date>2008-11-03T13:05:35</meta:print-date>
    <dc:language>sv-SE</dc:language>
    <meta:editing-cycles>21</meta:editing-cycles>
    <meta:editing-duration>PT10H13M22S</meta:editing-duration>
    <meta:user-defined meta:name="Info 1"/>
    <meta:user-defined meta:name="Info 2"/>
    <meta:user-defined meta:name="Info 3"/>
    <meta:user-defined meta:name="Info 4"/>
    <meta:document-statistic meta:table-count="3" meta:cell-count="683"/>
  </office:meta>
</office:document-meta>
</file>